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office:value-type="string">
            <text:p>concate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4_10-21-52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6 E-139-34-49.93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4_11-25-4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92 E-139-34-49.65</text:p>
          </table:table-cell>
          <table:table-cell table:style-name="ce33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4_12-13-37_000.jpg</text:p>
          </table:table-cell>
          <table:table-cell table:style-name="ce22" office:value-type="string">
            <text:p>:m 食べた物</text:p>
          </table:table-cell>
          <table:table-cell table:style-name="ce32"/>
          <table:table-cell table:style-name="ce3"/>
          <table:table-cell table:style-name="ce3" office:value-type="string">
            <text:p>N-35-35-28.5 E-139-34-49.38</text:p>
          </table:table-cell>
          <table:table-cell table:style-name="ce33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4_14-10-47_000.jpg</text:p>
          </table:table-cell>
          <table:table-cell table:style-name="ce22" office:value-type="string">
            <text:p>:m 1-2*2 RES / 245 / 『相対論』　シュッツ / p.17</text:p>
          </table:table-cell>
          <table:table-cell table:style-name="ce24"/>
          <table:table-cell table:style-name="ce3"/>
          <table:table-cell table:style-name="ce3" office:value-type="string">
            <text:p>N-35-35-28.45 E-139-34-49.65</text:p>
          </table:table-cell>
          <table:table-cell table:style-name="ce33" table:formula="of:=IF([.E5]=&quot;&quot;;[.C5];CONCATENATE([.C5];&quot; / &quot;;[.E5]))" office:value-type="string" office:string-value=":m 1-2*2 RES / 245 / 『相対論』　シュッツ / p.17">
            <text:p>:m 1-2*2 RES / 245 / 『相対論』　シュッツ / p.17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4_17-33-37_000.jpg</text:p>
          </table:table-cell>
          <table:table-cell table:style-name="ce22" office:value-type="string">
            <text:p>:m 1*1 RES / 245 / 『光合成の世界』　岩波洋造 / p.74</text:p>
          </table:table-cell>
          <table:table-cell table:style-name="ce24"/>
          <table:table-cell table:style-name="ce3"/>
          <table:table-cell table:style-name="ce3" office:value-type="string">
            <text:p>N-35-35-28.89 E-139-34-49.22</text:p>
          </table:table-cell>
          <table:table-cell table:style-name="ce33" table:formula="of:=IF([.E6]=&quot;&quot;;[.C6];CONCATENATE([.C6];&quot; / &quot;;[.E6]))" office:value-type="string" office:string-value=":m 1*1 RES / 245 / 『光合成の世界』　岩波洋造 / p.74">
            <text:p>:m 1*1 RES / 245 / 『光合成の世界』　岩波洋造 / p.74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4_18-10-26_000.jpg</text:p>
          </table:table-cell>
          <table:table-cell table:style-name="ce22" office:value-type="string">
            <text:p>:m music / log / kb / || s.1:f-17,patt,mov-file=2019-1224,mov-loc=02:15~,block=B,k.~,score+,R=1</text:p>
          </table:table-cell>
          <table:table-cell table:style-name="ce14"/>
          <table:table-cell table:style-name="ce3"/>
          <table:table-cell table:style-name="ce3" office:value-type="string">
            <text:p>N-35-35-28.6 E-139-34-49.38</text:p>
          </table:table-cell>
          <table:table-cell table:style-name="ce33" table:formula="of:=IF([.E7]=&quot;&quot;;[.C7];CONCATENATE([.C7];&quot; / &quot;;[.E7]))" office:value-type="string" office:string-value=":m music / log / kb / || s.1:f-17,patt,mov-file=2019-1224,mov-loc=02:15~,block=B,k.~,score+,R=1">
            <text:p>:m music / log / kb / || s.1:f-17,patt,mov-file=2019-1224,mov-loc=02:15~,block=B,k.~,score+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4_19-01-40_000.jpg</text:p>
          </table:table-cell>
          <table:table-cell table:style-name="ce22" office:value-type="string">
            <text:p>:m music / log / gt / || s.1:f-??,patt,mov-file=~,mov-loc=~,block=B,k.~,score+,R=1 || s.2:task-1,r,mov-file=~,cake-id=37173,mov-loc=~,block=B,k.A7+4+5;A6+3+4;A9+3,score+,R=2</text:p>
          </table:table-cell>
          <table:table-cell table:style-name="ce15"/>
          <table:table-cell table:style-name="ce3"/>
          <table:table-cell table:style-name="ce3" office:value-type="string">
            <text:p>N-35-35-28.52 E-139-34-49.65</text:p>
          </table:table-cell>
          <table:table-cell table:style-name="ce33" table:formula="of:=IF([.E8]=&quot;&quot;;[.C8];CONCATENATE([.C8];&quot; / &quot;;[.E8]))" office:value-type="string" office:string-value=":m music / log / gt / || s.1:f-??,patt,mov-file=~,mov-loc=~,block=B,k.~,score+,R=1 || s.2:task-1,r,mov-file=~,cake-id=37173,mov-loc=~,block=B,k.A7+4+5;A6+3+4;A9+3,score+,R=2">
            <text:p>:m music / log / gt / || s.1:f-??,patt,mov-file=~,mov-loc=~,block=B,k.~,score+,R=1 || s.2:task-1,r,mov-file=~,cake-id=37173,mov-loc=~,block=B,k.A7+4+5;A6+3+4;A9+3,score+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4_20-51-59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1 E-139-34-49.6</text:p>
          </table:table-cell>
          <table:table-cell table:style-name="ce33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5_02-21-0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68 E-139-34-49.54</text:p>
          </table:table-cell>
          <table:table-cell table:style-name="ce33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5_07-31-21_000.jpg</text:p>
          </table:table-cell>
          <table:table-cell table:style-name="ce22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41 E-139-34-49.98</text:p>
          </table:table-cell>
          <table:table-cell table:style-name="ce33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04_18-48-20.m4a</text:p>
          </table:table-cell>
          <table:table-cell table:style-name="ce23" office:value-type="string">
            <text:p>:VOICE-MEMO / @自室 / 記録 / guitar,gt / g-2018-0704-1 / res.grip.A△</text:p>
          </table:table-cell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OICE-MEMO / @自室 / 記録 / guitar,gt / g-2018-0704-1 / res.grip.A△">
            <text:p>:VOICE-MEMO / @自室 / 記録 / guitar,gt / g-2018-0704-1 / res.grip.A△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05_14-18-10.m4a</text:p>
          </table:table-cell>
          <table:table-cell table:style-name="ce23" office:value-type="string">
            <text:p>:VOICE-MEMO / @自室 / 記録 / guitar,gt / g-2018-0705-1 / phrase,D9,R=1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VOICE-MEMO / @自室 / 記録 / guitar,gt / g-2018-0705-1 / phrase,D9,R=1">
            <text:p>:VOICE-MEMO / @自室 / 記録 / guitar,gt / g-2018-0705-1 / phrase,D9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05_18-34-12.m4a</text:p>
          </table:table-cell>
          <table:table-cell table:style-name="ce23" office:value-type="string">
            <text:p>:VOICE-MEMO / @自室 / 記録 / guitar,gt / g-2018-0705-(2)-1 / res,theme=grip,cake-id=26769,ch.A△,R=1</text:p>
          </table:table-cell>
          <table:table-cell table:style-name="ce24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OICE-MEMO / @自室 / 記録 / guitar,gt / g-2018-0705-(2)-1 / res,theme=grip,cake-id=26769,ch.A△,R=1">
            <text:p>:VOICE-MEMO / @自室 / 記録 / guitar,gt / g-2018-0705-(2)-1 / res,theme=grip,cake-id=26769,ch.A△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06_14-40-36.m4a</text:p>
          </table:table-cell>
          <table:table-cell table:style-name="ce23" office:value-type="string">
            <text:p>:VOICE-MEMO / @自室 / 記録 / guitar,gt / g-2018-0706-1 / solo,R=1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OICE-MEMO / @自室 / 記録 / guitar,gt / g-2018-0706-1 / solo,R=1">
            <text:p>:VOICE-MEMO / @自室 / 記録 / guitar,gt / g-2018-0706-1 / solo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06_14-51-46.m4a</text:p>
          </table:table-cell>
          <table:table-cell table:style-name="ce23" office:value-type="string">
            <text:p>:VOICE-MEMO / @自室 / 記録 / guitar,gt / g-2018-0706-2 / res.rythm,k.A,cp=A△-G9,R=2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OICE-MEMO / @自室 / 記録 / guitar,gt / g-2018-0706-2 / res.rythm,k.A,cp=A△-G9,R=2">
            <text:p>:VOICE-MEMO / @自室 / 記録 / guitar,gt / g-2018-0706-2 / res.rythm,k.A,cp=A△-G9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06_18-13-26.m4a</text:p>
          </table:table-cell>
          <table:table-cell table:style-name="ce23" office:value-type="string">
            <text:p>:VOICE-MEMO / @自室 / 記録 / guitar,gt / g-2018-0706-(2)-1 / free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OICE-MEMO / @自室 / 記録 / guitar,gt / g-2018-0706-(2)-1 / free,R=1">
            <text:p>:VOICE-MEMO / @自室 / 記録 / guitar,gt / g-2018-0706-(2)-1 / free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06_18-17-00.m4a</text:p>
          </table:table-cell>
          <table:table-cell table:style-name="ce23" office:value-type="string">
            <text:p>:VOICE-MEMO / @自室 / 記録 / guitar,gt / g-2018-0706-(2)-2 / g.h.,phrase,R=2</text:p>
          </table:table-cell>
          <table:table-cell table:style-name="ce17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OICE-MEMO / @自室 / 記録 / guitar,gt / g-2018-0706-(2)-2 / g.h.,phrase,R=2">
            <text:p>:VOICE-MEMO / @自室 / 記録 / guitar,gt / g-2018-0706-(2)-2 / g.h.,phrase,R=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06_18-45-04.m4a</text:p>
          </table:table-cell>
          <table:table-cell table:style-name="ce23" office:value-type="string">
            <text:p>:VOICE-MEMO / @自室 / 記録 / guitar,gt / g-2018-0706-(2)-3 / g.s.,bossa-like,R=3</text:p>
          </table:table-cell>
          <table:table-cell table:style-name="ce3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OICE-MEMO / @自室 / 記録 / guitar,gt / g-2018-0706-(2)-3 / g.s.,bossa-like,R=3">
            <text:p>:VOICE-MEMO / @自室 / 記録 / guitar,gt / g-2018-0706-(2)-3 / g.s.,bossa-like,R=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4_18-00-06_000.mov</text:p>
          </table:table-cell>
          <table:table-cell table:style-name="ce23" office:value-type="string">
            <text:p>:VIDEO / @自宅 / メモ / kb,keyboard / 演奏、play / k-2020-0204-1 / f-17,patt,mov-file=2019-1224,mov-loc=02:15~,block=B,k.~,score+,R=1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VIDEO / @自宅 / メモ / kb,keyboard / 演奏、play / k-2020-0204-1 / f-17,patt,mov-file=2019-1224,mov-loc=02:15~,block=B,k.~,score+,R=1">
            <text:p>:VIDEO / @自宅 / メモ / kb,keyboard / 演奏、play / k-2020-0204-1 / f-17,patt,mov-file=2019-1224,mov-loc=02:15~,block=B,k.~,score+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4_18-34-39_000.mov</text:p>
          </table:table-cell>
          <table:table-cell table:style-name="ce23" office:value-type="string">
            <text:p>:VIDEO / @自宅 / メモ / guitar,gt / 演奏、play / g-2020-0204-1 / f-??,patt,mov-file=~,mov-loc=~,block=B,k.~,score+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IDEO / @自宅 / メモ / guitar,gt / 演奏、play / g-2020-0204-1 / f-??,patt,mov-file=~,mov-loc=~,block=B,k.~,score+,R=1">
            <text:p>:VIDEO / @自宅 / メモ / guitar,gt / 演奏、play / g-2020-0204-1 / f-??,patt,mov-file=~,mov-loc=~,block=B,k.~,score+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4_18-52-50_000.mov</text:p>
          </table:table-cell>
          <table:table-cell table:style-name="ce23" office:value-type="string">
            <text:p>:VIDEO / @自宅 / メモ / guitar,gt / 演奏、play / g-2020-0204-2 / task-1,r,mov-file=~,cake-id=37173,mov-loc=~,block=B,k.A7+4+5;A6+3+4;A9+3,score+,R=2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IDEO / @自宅 / メモ / guitar,gt / 演奏、play / g-2020-0204-2 / task-1,r,mov-file=~,cake-id=37173,mov-loc=~,block=B,k.A7+4+5;A6+3+4;A9+3,score+,R=2">
            <text:p>:VIDEO / @自宅 / メモ / guitar,gt / 演奏、play / g-2020-0204-2 / task-1,r,mov-file=~,cake-id=37173,mov-loc=~,block=B,k.A7+4+5;A6+3+4;A9+3,score+,R=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2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/>
          <table:table-cell table:style-name="ce3"/>
          <table:table-cell table:style-name="ce3"/>
          <table:table-cell table:style-name="ce33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2">
            <text:p>2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2];[.B226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2];[.B22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2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9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3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2020/02/05</text:date>, <text:time>11:15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5T11:15:09.27</dc:date>
    <dc:creator>iwabuchi ken</dc:creator>
    <meta:editing-duration>P17DT1H28M18S</meta:editing-duration>
    <meta:editing-cycles>6772</meta:editing-cycles>
    <meta:document-statistic meta:table-count="1" meta:cell-count="760" meta:object-count="0"/>
  </office:meta>
</office:document-meta>
</file>